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2479in" table:align="left"/>
    </style:style>
    <style:style style:name="Table1.A" style:family="table-column">
      <style:table-column-properties style:column-width="1.0708in"/>
    </style:style>
    <style:style style:name="Table1.B" style:family="table-column">
      <style:table-column-properties style:column-width="1.0618in"/>
    </style:style>
    <style:style style:name="Table1.D" style:family="table-column">
      <style:table-column-properties style:column-width="1.0535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Standard">
      <style:text-properties fo:language="es" fo:country="ES" officeooo:rsid="001cbe6a" officeooo:paragraph-rsid="001cbe6a" style:font-size-asian="10.5pt"/>
    </style:style>
    <style:style style:name="P2" style:family="paragraph" style:parent-style-name="Standard">
      <style:paragraph-properties fo:text-align="center" style:justify-single-word="false"/>
      <style:text-properties fo:language="es" fo:country="ES" officeooo:rsid="001cbe6a" officeooo:paragraph-rsid="001cbe6a" style:font-size-asian="10.5pt"/>
    </style:style>
    <style:style style:name="P3" style:family="paragraph" style:parent-style-name="Standard">
      <style:paragraph-properties fo:text-align="start" style:justify-single-word="false"/>
      <style:text-properties fo:language="es" fo:country="ES" officeooo:rsid="001cc957" officeooo:paragraph-rsid="001cc957" style:font-size-asian="10.5pt"/>
    </style:style>
    <style:style style:name="P4" style:family="paragraph" style:parent-style-name="Standard">
      <style:paragraph-properties fo:text-align="start" style:justify-single-word="false"/>
      <style:text-properties fo:language="es" fo:country="ES" officeooo:rsid="001cc957" officeooo:paragraph-rsid="001f8459" style:font-size-asian="10.5pt"/>
    </style:style>
    <style:style style:name="P5" style:family="paragraph" style:parent-style-name="Standard">
      <style:paragraph-properties fo:text-align="start" style:justify-single-word="false"/>
      <style:text-properties fo:language="es" fo:country="ES" officeooo:rsid="001f9965" officeooo:paragraph-rsid="001f9965" style:font-size-asian="10.5pt"/>
    </style:style>
    <style:style style:name="P6" style:family="paragraph" style:parent-style-name="Standard">
      <style:paragraph-properties fo:text-align="start" style:justify-single-word="false"/>
      <style:text-properties fo:language="es" fo:country="ES" officeooo:rsid="0024dcd5" officeooo:paragraph-rsid="0025d269" style:font-size-asian="10.5pt"/>
    </style:style>
    <style:style style:name="P7" style:family="paragraph" style:parent-style-name="Standard">
      <style:paragraph-properties fo:text-align="start" style:justify-single-word="false"/>
      <style:text-properties fo:language="es" fo:country="ES" officeooo:rsid="002a84cd" officeooo:paragraph-rsid="002d098a" style:font-size-asian="10.5pt"/>
    </style:style>
    <style:style style:name="P8" style:family="paragraph" style:parent-style-name="Standard">
      <style:paragraph-properties fo:text-align="start" style:justify-single-word="false"/>
      <style:text-properties fo:language="es" fo:country="ES" officeooo:rsid="002a84cd" officeooo:paragraph-rsid="002f3cf8" style:font-size-asian="10.5pt"/>
    </style:style>
    <style:style style:name="P9" style:family="paragraph" style:parent-style-name="Table_20_Contents">
      <style:paragraph-properties fo:margin-top="0in" fo:margin-bottom="0.1965in" loext:contextual-spacing="false"/>
      <style:text-properties fo:language="es" fo:country="ES" officeooo:rsid="002be3ba" officeooo:paragraph-rsid="001f8459"/>
    </style:style>
    <style:style style:name="P10" style:family="paragraph" style:parent-style-name="Table_20_Contents">
      <style:paragraph-properties fo:margin-top="0in" fo:margin-bottom="0.1965in" loext:contextual-spacing="false"/>
      <style:text-properties fo:language="es" fo:country="ES" officeooo:paragraph-rsid="001f8459"/>
    </style:style>
    <style:style style:name="P11" style:family="paragraph" style:parent-style-name="Table_20_Contents">
      <style:paragraph-properties fo:margin-top="0in" fo:margin-bottom="0.1965in" loext:contextual-spacing="false"/>
      <style:text-properties fo:language="es" fo:country="ES" officeooo:rsid="001f8459" officeooo:paragraph-rsid="001f8459"/>
    </style:style>
    <style:style style:name="P12" style:family="paragraph" style:parent-style-name="Table_20_Contents">
      <style:paragraph-properties fo:margin-top="0in" fo:margin-bottom="0.1965in" loext:contextual-spacing="false"/>
      <style:text-properties style:font-name="Times New Roman" fo:language="es" fo:country="ES" officeooo:paragraph-rsid="001f8459"/>
    </style:style>
    <style:style style:name="T1" style:family="text">
      <style:text-properties officeooo:rsid="001e1423"/>
    </style:style>
    <style:style style:name="T2" style:family="text">
      <style:text-properties officeooo:rsid="002be3ba"/>
    </style:style>
    <style:style style:name="T3" style:family="text">
      <style:text-properties officeooo:rsid="001f8459"/>
    </style:style>
    <style:style style:name="T4" style:family="text">
      <style:text-properties officeooo:rsid="00209905"/>
    </style:style>
    <style:style style:name="T5" style:family="text">
      <style:text-properties officeooo:rsid="0025d269"/>
    </style:style>
    <style:style style:name="T6" style:family="text">
      <style:text-properties officeooo:rsid="00262ecd"/>
    </style:style>
    <style:style style:name="T7" style:family="text">
      <style:text-properties officeooo:rsid="002ad1bf"/>
    </style:style>
    <style:style style:name="T8" style:family="text">
      <style:text-properties officeooo:rsid="003094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85</text:p>
      <text:p text:style-name="P1">Mirzam Perez</text:p>
      <text:p text:style-name="P2">Tarea para 04/27/2018</text:p>
      <text:p text:style-name="P2"/>
      <text:p text:style-name="P2"/>
      <text:p text:style-name="P3">1. La tabla de información</text:p>
      <text:p text:style-name="P3"/>
      <text:p text:style-name="P4"/>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 </text:p>
          </table:table-cell>
          <table:table-cell table:style-name="Table1.B1" office:value-type="string">
            <text:p text:style-name="P12">Fecha/s</text:p>
          </table:table-cell>
          <table:table-cell table:style-name="Table1.B1" office:value-type="string">
            <text:p text:style-name="P12">Narrador/a</text:p>
          </table:table-cell>
          <table:table-cell table:style-name="Table1.B1" office:value-type="string">
            <text:p text:style-name="P12">Eventos clave</text:p>
          </table:table-cell>
        </table:table-row>
        <table:table-row>
          <table:table-cell table:style-name="Table1.A2" office:value-type="string">
            <text:p text:style-name="P12"><text:span text:style-name="T8">II. La Bella Durmiente</text:span> (1)</text:p>
          </table:table-cell>
          <table:table-cell table:style-name="Table1.B2" office:value-type="string">
            <text:p text:style-name="P10"> ???</text:p>
          </table:table-cell>
          <table:table-cell table:style-name="Table1.B2" office:value-type="string">
            <text:p text:style-name="P10"> <text:span text:style-name="T3">Voz interna de María de los Angeles</text:span></text:p>
          </table:table-cell>
          <table:table-cell table:style-name="Table1.B2" office:value-type="string">
            <text:p text:style-name="P9">Vea arriba</text:p>
          </table:table-cell>
        </table:table-row>
        <table:table-row>
          <table:table-cell table:style-name="Table1.A2" office:value-type="string">
            <text:p text:style-name="P12"><text:span text:style-name="T8">II. La Bella Durmiente</text:span> (2)</text:p>
          </table:table-cell>
          <table:table-cell table:style-name="Table1.B2" office:value-type="string">
            <text:p text:style-name="P10"> <text:span text:style-name="T3">Abril 29 1971</text:span></text:p>
          </table:table-cell>
          <table:table-cell table:style-name="Table1.B2" office:value-type="string">
            <text:p text:style-name="P11">Fabiano Fernández</text:p>
          </table:table-cell>
          <table:table-cell table:style-name="Table1.B2" office:value-type="string">
            <text:p text:style-name="P10"> <text:span text:style-name="T2">Vea arriba</text:span></text:p>
          </table:table-cell>
        </table:table-row>
        <table:table-row>
          <table:table-cell table:style-name="Table1.A2" office:value-type="string">
            <text:p text:style-name="P12"><text:span text:style-name="T8">II. La Bella Durmiente</text:span> (3)</text:p>
          </table:table-cell>
          <table:table-cell table:style-name="Table1.B2" office:value-type="string">
            <text:p text:style-name="P10"> <text:span text:style-name="T3">Enero 20 1972</text:span></text:p>
          </table:table-cell>
          <table:table-cell table:style-name="Table1.B2" office:value-type="string">
            <text:p text:style-name="P11">La periodista</text:p>
          </table:table-cell>
          <table:table-cell table:style-name="Table1.B2" office:value-type="string">
            <text:p text:style-name="P10"> <text:span text:style-name="T2">Vea arriba</text:span></text:p>
          </table:table-cell>
        </table:table-row>
      </table:table>
      <text:p text:style-name="P4"/>
      <text:p text:style-name="P3"/>
      <text:p text:style-name="P3">2. Comentar la sección que empieza la segunda parte. Puede consultar las pregundas</text:p>
      <text:p text:style-name="P3"/>
      <text:p text:style-name="P5">En este monólogo interna de María de los Angeles, ella trata con las emociones que surge de su padre la prohibe bailar. <text:span text:style-name="T4">Ella se compara con la protagonista de “La Bella Durmiente,” que podemos ver en la paralelismos con los elementos de la trama de esta cuenta de hadas (“la viejecito hilando la rueca...” (172), Felisberto la despierta con un beso). Después de Felisberto la despierta, el la manda para despertarse y dice que ella va a “poder bailer todo lo que tú querías” (173), y describe como todas de las personas de su vida vieja están muertas y que “te vas a casar conmigo” (173). Esto es interesante porque en su imaginación, aunque sus padres y las personas en sus vida están idos, todavía es necesario que un hombre la salva de la prohibición de bailar por casarse, y en hacerlo él satisface los deseos del padre de ella.</text:span></text:p>
      <text:p text:style-name="P3"/>
      <text:p text:style-name="P3">3. <text:span text:style-name="T1">Resumir la información presentada en la reseña social y comentar la importancia de los temas presentados allí en cuanto a la clases social de los Beautiful People.</text:span></text:p>
      <text:p text:style-name="P3"/>
      <text:p text:style-name="P6">La reseña social describe la noticia del compromiso de María de los Angeles. El padre de María de los Angeles es “tam contento con el escogido de su hija que doñará un poderoso aire acondicionado Frigid King de doscientos mil dolares, para que ese día los Beautiful People podamos asistir a la ceremonia sin esos inevitables sudorcitos y vaporcitos que produce el terrible calor de nuestra isla” (175). La usa de la palabra “escogido” en cuanto a la descripción del compromiso de María de los Angeles <text:span text:style-name="T5">comunica el estatus bajo de la mujer en la sociedad. También, el aire acondicionado es descrito como previene “</text:span>esos inevitables sudorcitos y vaporcitos que produce el terrible calor de nuestra isla” <text:span text:style-name="T6">que nos da sentimientos de colonialismo en la degradación verbal de la isla. La usa del inglés también lo sugiere.</text:span></text:p>
      <text:p text:style-name="P3"><text:soft-page-break/></text:p>
      <text:p text:style-name="P3">4. <text:span text:style-name="T1">Comentar la información presentada en los recortes de periódicos que la madre de María de los Ángeles prepara para su hija. Elaborar una caracterización de Elizabeth y de las expectativas que ella tiene para su hija como futura novia.</text:span></text:p>
      <text:p text:style-name="P3"/>
      <text:p text:style-name="P7">La dedicatoria de Elizabith para su hija compara <text:span text:style-name="T7">el matrimonio a un reino, y que es “antesala del reino de los cielos.” Es posible <text:s/>esto nos dice que ella </text:span></text:p>
      <text:p text:style-name="P7"/>
      <text:p text:style-name="P8"><text:span text:style-name="T7">El primer recorte tiene ideas para regalos para un shower, algunos de esos son pantimedias, un cesto de miembre pequeño, bufandas, y una baby doll. El segundo da una lista de cubiertos para los novios. Esos sugerencias nos dice que <text:s/>Elizabeth quiere que su hija se queda en su lugar entre los papeles de género de mujeres. El tercero es un consejito que sugiere cree en Dios y obedecer algunos valores cristianos, y eso representa los fuertes valores cristianos de la sociedad latinoamericano. </text:span>La dedicatoria de Elizabith para su hija compara <text:span text:style-name="T7">el matrimonio a un reino, y que es “antesala del reino de los cielos,” y creo que esto con la consejito sugiere que Elizabeth tiene valores cristianos. Es obvio que Elizabeth cuida mucho para su hija, pero ella quiere que ella sigue por el mismo camino como casi todas de las otras mujeres en la socie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1:27:36.074185000</meta:creation-date>
    <dc:date>2018-05-04T08:14:53.090950000</dc:date>
    <meta:editing-duration>PT1H32M45S</meta:editing-duration>
    <meta:editing-cycles>16</meta:editing-cycles>
    <meta:generator>LibreOffice/5.2.5.1$MacOSX_X86_64 LibreOffice_project/0312e1a284a7d50ca85a365c316c7abbf20a4d22</meta:generator>
    <meta:document-statistic meta:table-count="1" meta:image-count="0" meta:object-count="0" meta:page-count="2" meta:paragraph-count="28" meta:word-count="601" meta:character-count="3450" meta:non-whitespace-character-count="2866"/>
  </office:meta>
</office:document-meta>
</file>